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1.0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3" style:family="graphic" style:parent-style-name="standard">
      <style:graphic-properties svg:stroke-color="#006600" draw:fill-color="#007826" draw:textarea-horizontal-align="justify" draw:textarea-vertical-align="middle" draw:auto-grow-height="false" fo:min-height="1.655cm" fo:min-width="4.8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79cm" fo:min-width="0.2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007826"/>
      <style:paragraph-properties fo:text-align="start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2.159cm" svg:x="14.208cm" svg:y="4.429cm">
          <text:p text:style-name="P1"><text:span text:style-name="T1">Digital </text:span></text:p>
          <text:p text:style-name="P1"><text:span text:style-name="T1">Signa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826cm" svg:height="0.962cm" svg:x="14.081cm" svg:y="3.594cm">
          <draw:text-box>
            <text:p>Member</text:p>
          </draw:text-box>
        </draw:frame>
        <draw:custom-shape draw:style-name="gr3" draw:text-style-name="P5" draw:layer="layout" svg:width="5.334cm" svg:height="1.905cm" svg:x="7.982cm" svg:y="9.701cm">
          <text:p text:style-name="P4"><text:span text:style-name="T2">- Members</text:span></text:p>
          <text:p text:style-name="P4"><text:span text:style-name="T2">- Law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016cm" svg:height="1.274cm" svg:x="7.808cm" svg:y="8.685cm">
          <draw:text-box>
            <text:p>Constitution block</text:p>
          </draw:text-box>
        </draw:frame>
        <draw:custom-shape draw:style-name="gr5" draw:text-style-name="P2" draw:layer="layout" svg:width="1.016cm" svg:height="0.889cm" svg:x="15.478cm" svg:y="9.32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89cm" svg:x="14.651cm" svg:y="8.366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89cm" svg:x="15.605cm" svg:y="10.683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89cm" svg:x="14.143cm" svg:y="11.163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0.889cm" svg:x="14.205cm" svg:y="9.701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205cm" svg:y1="10.209cm" svg:x2="11.792cm" svg:y2="10.209cm">
          <text:p/>
        </draw:line>
        <draw:line draw:style-name="gr6" draw:text-style-name="P6" draw:layer="layout" svg:x1="14.713cm" svg:y1="9.066cm" svg:x2="11.792cm" svg:y2="10.082cm">
          <text:p/>
        </draw:line>
        <draw:line draw:style-name="gr6" draw:text-style-name="P6" draw:layer="layout" svg:x1="15.475cm" svg:y1="9.828cm" svg:x2="11.919cm" svg:y2="10.082cm">
          <text:p/>
        </draw:line>
        <draw:line draw:style-name="gr6" draw:text-style-name="P6" draw:layer="layout" svg:x1="15.602cm" svg:y1="11.098cm" svg:x2="11.792cm" svg:y2="10.336cm">
          <text:p/>
        </draw:line>
        <draw:line draw:style-name="gr6" draw:text-style-name="P6" draw:layer="layout" svg:x1="14.205cm" svg:y1="11.352cm" svg:x2="11.792cm" svg:y2="10.463cm">
          <text:p/>
        </draw:line>
        <draw:line draw:style-name="gr6" draw:text-style-name="P6" draw:layer="layout" svg:x1="10.522cm" svg:y1="11.606cm" svg:x2="10.507cm" svg:y2="13.797cm">
          <text:p/>
        </draw:line>
        <draw:custom-shape draw:style-name="gr3" draw:text-style-name="P5" draw:layer="layout" svg:width="5.334cm" svg:height="1.905cm" svg:x="7.982cm" svg:y="13.724cm">
          <text:p text:style-name="P4"><text:span text:style-name="T2">New organization </text:span></text:p>
          <text:p text:style-name="P4"><text:span text:style-name="T2">state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023cm" svg:height="1.987cm" svg:x="7.07cm" svg:y="9.456cm">
          <draw:text-box>
            <text:p text:style-name="P7"><text:span text:style-name="T3">{</text:span></text:p>
          </draw:text-box>
        </draw:frame>
        <draw:frame draw:style-name="gr7" draw:text-style-name="P9" draw:layer="layout" svg:width="4.092cm" svg:height="1.673cm" svg:x="3.22cm" svg:y="9.733cm">
          <draw:text-box>
            <text:p text:style-name="P1">Organization</text:p>
            <text:p text:style-name="P1">state</text:p>
          </draw:text-box>
        </draw:frame>
        <draw:line draw:style-name="gr8" draw:text-style-name="P6" draw:layer="layout" svg:x1="6.903cm" svg:y1="13.162cm" svg:x2="10.507cm" svg:y2="12.908cm">
          <text:p/>
        </draw:line>
        <draw:frame draw:style-name="gr7" draw:text-style-name="P11" draw:layer="layout" svg:width="5.802cm" svg:height="2.471cm" svg:x="2.021cm" svg:y="12.019cm">
          <draw:text-box>
            <text:p text:style-name="P10"><text:span text:style-name="T4">Automation is heartless:</text:span></text:p>
            <text:p text:style-name="P10"><text:span text:style-name="T4">Digital signatures of </text:span></text:p>
            <text:p text:style-name="P10"><text:span text:style-name="T4">members &amp; validators </text:span></text:p>
            <text:p text:style-name="P10"><text:span text:style-name="T4">is needed!</text:span></text:p>
          </draw:text-box>
        </draw:frame>
        <draw:custom-shape draw:style-name="gr3" draw:text-style-name="P5" draw:layer="layout" svg:width="5.334cm" svg:height="1.905cm" svg:x="7.982cm" svg:y="16.724cm">
          <text:p text:style-name="P4"><text:span text:style-name="T2">New organization </text:span></text:p>
          <text:p text:style-name="P4"><text:span text:style-name="T2">state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507cm" svg:y1="15.575cm" svg:x2="10.508cm" svg:y2="16.743cm">
          <text:p/>
        </draw:line>
        <draw:line draw:style-name="gr6" draw:text-style-name="P6" draw:layer="layout" svg:x1="10.508cm" svg:y1="18.575cm" svg:x2="10.509cm" svg:y2="19.743cm">
          <text:p/>
        </draw:line>
        <draw:custom-shape draw:style-name="gr9" draw:text-style-name="P12" draw:layer="layout" svg:width="0.127cm" svg:height="0.127cm" svg:x="10.445cm" svg:y="1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127cm" svg:height="0.127cm" svg:x="10.445cm" svg:y="2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127cm" svg:height="0.127cm" svg:x="10.445cm" svg:y="20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09cm" svg:y1="20.606cm" svg:x2="10.51cm" svg:y2="21.774cm">
          <text:p/>
        </draw:line>
        <draw:custom-shape draw:style-name="gr3" draw:text-style-name="P5" draw:layer="layout" svg:width="5.334cm" svg:height="1.905cm" svg:x="7.982cm" svg:y="21.879cm">
          <text:p text:style-name="P4"><text:span text:style-name="T2">New organization </text:span></text:p>
          <text:p text:style-name="P4"><text:span text:style-name="T2">state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6.916cm" svg:height="1.673cm" svg:x="12.499cm" svg:y="19.774cm">
          <draw:text-box>
            <text:p text:style-name="P1">Organization is a </text:p>
            <text:p text:style-name="P1">dynamic data structure</text:p>
          </draw:text-box>
        </draw:frame>
        <draw:line draw:style-name="gr8" draw:text-style-name="P6" draw:layer="layout" svg:x1="13.319cm" svg:y1="20.431cm" svg:x2="10.906cm" svg:y2="20.177cm">
          <text:p/>
        </draw:line>
        <draw:line draw:style-name="gr8" draw:text-style-name="P6" draw:layer="layout" svg:x1="15.097cm" svg:y1="8.112cm" svg:x2="15.097cm" svg:y2="6.715cm">
          <text:p/>
        </draw:line>
        <draw:frame draw:style-name="gr11" draw:text-style-name="P13" draw:layer="layout" svg:width="5.053cm" svg:height="1.916cm" svg:x="9.255cm" svg:y="4.672cm">
          <draw:text-box>
            <text:p text:style-name="P1"><text:span text:style-name="T4">One member </text:span></text:p>
            <text:p text:style-name="P1"><text:span text:style-name="T4">=</text:span></text:p>
            <text:p text:style-name="P1"><text:span text:style-name="T4">One digital signature</text:span></text:p>
          </draw:text-box>
        </draw:frame>
        <draw:line draw:style-name="gr8" draw:text-style-name="P6" draw:layer="layout" svg:x1="12.557cm" svg:y1="5.572cm" svg:x2="13.954cm" svg:y2="5.572cm">
          <text:p/>
        </draw:line>
        <draw:frame draw:style-name="gr7" draw:text-style-name="P3" draw:layer="layout" svg:width="3.774cm" svg:height="0.962cm" svg:x="14.154cm" svg:y="12.96cm">
          <draw:text-box>
            <text:p>Code is law</text:p>
          </draw:text-box>
        </draw:frame>
        <draw:line draw:style-name="gr8" draw:text-style-name="P6" draw:layer="layout" svg:x1="14.208cm" svg:y1="13.065cm" svg:x2="10.017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yal </meta:initial-creator>
    <meta:creation-date>2017-10-01T13:07:14.637121075</meta:creation-date>
    <dc:date>2017-10-01T16:32:13.018664772</dc:date>
    <dc:creator>Eyal </dc:creator>
    <meta:editing-duration>PT4M17S</meta:editing-duration>
    <meta:editing-cycles>1</meta:editing-cycles>
    <meta:document-statistic meta:object-count="35"/>
    <meta:generator>LibreOffice/5.1.6.2$Linux_X86_64 LibreOffice_project/10m0$Build-2</meta:generator>
  </office:meta>
</office:document-meta>
</file>